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7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74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7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12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485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6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487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oto Sans Japanese Regular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Noto Sans Japanese Regular'" style:font-family-generic="swiss" style:font-pitch="variable" fo:font-size="12pt" style:font-size-asian="12pt" style:font-size-complex="12pt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  <style:text-properties fo:font-family="'Noto Sans Japanese'" style:font-family-generic="swiss" style:font-pitch="variable"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style:text-properties style:font-size-asian="12pt"/>
    </style:style>
    <style:style style:name="T1" style:family="text">
      <style:text-properties fo:font-family="'Noto Sans Japanese Regular'" style:font-family-generic="swiss" style:font-pitch="variable" fo:font-size="12pt" style:font-size-asian="12pt" style:font-size-complex="12pt"/>
    </style:style>
    <style:style style:name="T2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3" style:family="text">
      <style:text-properties fo:font-family="'Noto Sans Japanese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3.9" draw:style-name="dp1" draw:master-page-name="標準" presentation:presentation-page-layout-name="AL1T0">
        <draw:g>
          <draw:circle draw:style-name="gr1" draw:text-style-name="P1" draw:layer="layout" svg:width="0.844cm" svg:height="0.843cm" svg:x="3.913cm" svg:y="10.957cm">
            <text:p/>
          </draw:circle>
          <draw:circle draw:style-name="gr2" draw:text-style-name="P1" draw:layer="layout" svg:width="0.422cm" svg:height="0.421cm" svg:x="4.124cm" svg:y="11.168cm">
            <text:p/>
          </draw:circle>
          <draw:circle draw:style-name="gr1" draw:text-style-name="P1" draw:layer="layout" svg:width="0.844cm" svg:height="0.844cm" svg:x="4.756cm" svg:y="10.956cm">
            <text:p/>
          </draw:circle>
          <draw:circle draw:style-name="gr2" draw:text-style-name="P1" draw:layer="layout" svg:width="0.422cm" svg:height="0.422cm" svg:x="4.967cm" svg:y="11.167cm">
            <text:p/>
          </draw:circle>
        </draw:g>
        <draw:custom-shape draw:style-name="gr3" draw:text-style-name="P1" draw:layer="layout" svg:width="23.4cm" svg:height="3.6cm" svg:x="3.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267cm" svg:height="0.675cm" svg:x="3.605cm" svg:y="7.714cm">
          <draw:text-box>
            <text:p><text:span text:style-name="T1">factorial:</text:span></text:p>
          </draw:text-box>
        </draw:frame>
        <draw:line draw:style-name="gr5" draw:text-style-name="P1" draw:layer="layout" svg:x1="4.4cm" svg:y1="8.388cm" svg:x2="4.4cm" svg:y2="11cm">
          <text:p/>
        </draw:line>
        <draw:line draw:style-name="gr5" draw:text-style-name="P1" draw:layer="layout" svg:x1="4.4cm" svg:y1="11.8cm" svg:x2="4.4cm" svg:y2="13cm">
          <text:p/>
        </draw:line>
        <draw:frame draw:style-name="gr6" draw:text-style-name="P3" draw:layer="layout" svg:width="2.758cm" svg:height="1.099cm" svg:x="3.036cm" svg:y="13.301cm">
          <draw:text-box>
            <text:p><text:span text:style-name="T2">パラメタ </text:span><text:span text:style-name="T2">: n</text:span></text:p>
            <text:p><text:span text:style-name="T2">本体 </text:span><text:span text:style-name="T2">: ...</text:span></text:p>
          </draw:text-box>
        </draw:frame>
        <draw:frame draw:style-name="gr7" draw:text-style-name="P2" draw:layer="layout" svg:width="2.191cm" svg:height="0.675cm" svg:x="3.605cm" svg:y="6.815cm">
          <draw:text-box>
            <text:p><text:span text:style-name="T1">fact-iter:</text:span></text:p>
          </draw:text-box>
        </draw:frame>
        <draw:g>
          <draw:circle draw:style-name="gr1" draw:text-style-name="P1" draw:layer="layout" svg:width="0.844cm" svg:height="0.843cm" svg:x="7.613cm" svg:y="10.956cm">
            <text:p/>
          </draw:circle>
          <draw:circle draw:style-name="gr2" draw:text-style-name="P1" draw:layer="layout" svg:width="0.422cm" svg:height="0.421cm" svg:x="7.824cm" svg:y="11.167cm">
            <text:p/>
          </draw:circle>
          <draw:circle draw:style-name="gr1" draw:text-style-name="P1" draw:layer="layout" svg:width="0.844cm" svg:height="0.844cm" svg:x="8.456cm" svg:y="10.955cm">
            <text:p/>
          </draw:circle>
          <draw:circle draw:style-name="gr2" draw:text-style-name="P1" draw:layer="layout" svg:width="0.422cm" svg:height="0.422cm" svg:x="8.667cm" svg:y="11.166cm">
            <text:p/>
          </draw:circle>
        </draw:g>
        <draw:polyline draw:style-name="gr5" draw:text-style-name="P1" draw:layer="layout" svg:width="0.599cm" svg:height="2.399cm" svg:x="5.6cm" svg:y="9cm" svg:viewBox="0 0 600 2400" draw:points="0,2400 600,2400 600,0">
          <text:p/>
        </draw:polyline>
        <draw:polyline draw:style-name="gr5" draw:text-style-name="P1" draw:layer="layout" svg:width="2.224cm" svg:height="3.755cm" svg:x="5.775cm" svg:y="7.2cm" svg:viewBox="0 0 2225 3756" draw:points="0,0 2225,0 2225,3756">
          <text:p/>
        </draw:polyline>
        <draw:line draw:style-name="gr5" draw:text-style-name="P1" draw:layer="layout" svg:x1="8.05cm" svg:y1="11.799cm" svg:x2="8.05cm" svg:y2="12.999cm">
          <text:p/>
        </draw:line>
        <draw:frame draw:style-name="gr8" draw:text-style-name="P2" draw:layer="layout" svg:width="1.738cm" svg:height="1.099cm" svg:x="0.4cm" svg:y="6.1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6.4cm" svg:x2="3.2cm" svg:y2="6.4cm">
          <text:p/>
        </draw:line>
        <draw:frame draw:style-name="gr9" draw:text-style-name="P3" draw:layer="layout" svg:width="4.244cm" svg:height="1.099cm" svg:x="6.636cm" svg:y="13.302cm">
          <draw:text-box>
            <text:p><text:span text:style-name="T2">パラメタ </text:span><text:span text:style-name="T2">: p, c, max</text:span></text:p>
            <text:p><text:span text:style-name="T2">本体 </text:span><text:span text:style-name="T2">: ...</text:span></text:p>
          </draw:text-box>
        </draw:frame>
        <draw:custom-shape draw:style-name="gr10" draw:text-style-name="P5" draw:layer="layout" svg:width="1.4cm" svg:height="1.6cm" svg:x="12.7cm" svg:y="10.4cm">
          <text:p text:style-name="P4"><text:span text:style-name="T1">n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1cm" svg:y="10.9cm">
          <draw:text-box>
            <text:p><text:span text:style-name="T1">E1</text:span></text:p>
          </draw:text-box>
        </draw:frame>
        <draw:line draw:style-name="gr5" draw:text-style-name="P1" draw:layer="layout" svg:x1="11.785cm" svg:y1="11.2cm" svg:x2="12.7cm" svg:y2="11.2cm">
          <text:p/>
        </draw:line>
        <draw:line draw:style-name="gr5" draw:text-style-name="P1" draw:layer="layout" svg:x1="13.5cm" svg:y1="10.4cm" svg:x2="13.5cm" svg:y2="9cm">
          <text:p/>
        </draw:line>
        <draw:custom-shape draw:style-name="gr10" draw:text-style-name="P5" draw:layer="layout" svg:width="1.8cm" svg:height="1.6cm" svg:x="16.2cm" svg:y="10.4cm">
          <text:p text:style-name="P4"><text:span text:style-name="T1">p:1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4.5cm" svg:y="10.9cm">
          <draw:text-box>
            <text:p><text:span text:style-name="T1">E2</text:span></text:p>
          </draw:text-box>
        </draw:frame>
        <draw:line draw:style-name="gr5" draw:text-style-name="P1" draw:layer="layout" svg:x1="15.385cm" svg:y1="11.2cm" svg:x2="16.3cm" svg:y2="11.2cm">
          <text:p/>
        </draw:line>
        <draw:line draw:style-name="gr5" draw:text-style-name="P1" draw:layer="layout" svg:x1="17.1cm" svg:y1="10.4cm" svg:x2="17.1cm" svg:y2="9cm">
          <text:p/>
        </draw:line>
        <draw:custom-shape draw:style-name="gr10" draw:text-style-name="P5" draw:layer="layout" svg:width="1.9cm" svg:height="1.6cm" svg:x="20cm" svg:y="10.4cm">
          <text:p text:style-name="P4"><text:span text:style-name="T1">p:1</text:span></text:p>
          <text:p text:style-name="P4"><text:span text:style-name="T1">c:2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8.2cm" svg:y="10.9cm">
          <draw:text-box>
            <text:p><text:span text:style-name="T1">E3</text:span></text:p>
          </draw:text-box>
        </draw:frame>
        <draw:line draw:style-name="gr5" draw:text-style-name="P1" draw:layer="layout" svg:x1="19.085cm" svg:y1="11.2cm" svg:x2="20cm" svg:y2="11.2cm">
          <text:p/>
        </draw:line>
        <draw:line draw:style-name="gr5" draw:text-style-name="P1" draw:layer="layout" svg:x1="20.8cm" svg:y1="10.4cm" svg:x2="20.8cm" svg:y2="9cm">
          <text:p/>
        </draw:line>
        <draw:custom-shape draw:style-name="gr10" draw:text-style-name="P5" draw:layer="layout" svg:width="2cm" svg:height="1.6cm" svg:x="23.9cm" svg:y="10.4cm">
          <text:p text:style-name="P4"><text:span text:style-name="T1">p:2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22.1cm" svg:y="10.9cm">
          <draw:text-box>
            <text:p><text:span text:style-name="T1">E4</text:span></text:p>
          </draw:text-box>
        </draw:frame>
        <draw:line draw:style-name="gr5" draw:text-style-name="P1" draw:layer="layout" svg:x1="22.985cm" svg:y1="11.2cm" svg:x2="23.9cm" svg:y2="11.2cm">
          <text:p/>
        </draw:line>
        <draw:line draw:style-name="gr5" draw:text-style-name="P1" draw:layer="layout" svg:x1="24.7cm" svg:y1="10.4cm" svg:x2="24.7cm" svg:y2="9cm">
          <text:p/>
        </draw:line>
        <draw:frame draw:style-name="gr12" draw:text-style-name="P2" draw:layer="layout" svg:width="2.149cm" svg:height="0.675cm" svg:x="12.101cm" svg:y="12.101cm">
          <draw:text-box>
            <text:p><text:span text:style-name="T1">factorial</text:span></text:p>
          </draw:text-box>
        </draw:frame>
        <draw:frame draw:style-name="gr13" draw:text-style-name="P2" draw:layer="layout" svg:width="2.073cm" svg:height="0.675cm" svg:x="16.001cm" svg:y="12.102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19.902cm" svg:y="12.103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23.803cm" svg:y="12.104cm">
          <draw:text-box>
            <text:p><text:span text:style-name="T1">fact-iter</text:span></text:p>
          </draw:text-box>
        </draw:frame>
        <draw:polyline draw:style-name="gr5" draw:text-style-name="P1" draw:layer="layout" svg:width="0.599cm" svg:height="2.399cm" svg:x="9.299cm" svg:y="9cm" svg:viewBox="0 0 600 2400" draw:points="0,2400 600,2400 600,0">
          <text:p/>
        </draw:poly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3.10" draw:style-name="dp1" draw:master-page-name="標準">
        <draw:g>
          <draw:circle draw:style-name="gr1" draw:text-style-name="P1" draw:layer="layout" svg:width="0.844cm" svg:height="0.843cm" svg:x="3.913cm" svg:y="12.757cm">
            <text:p/>
          </draw:circle>
          <draw:circle draw:style-name="gr2" draw:text-style-name="P1" draw:layer="layout" svg:width="0.422cm" svg:height="0.421cm" svg:x="4.124cm" svg:y="12.968cm">
            <text:p/>
          </draw:circle>
          <draw:circle draw:style-name="gr1" draw:text-style-name="P1" draw:layer="layout" svg:width="0.844cm" svg:height="0.844cm" svg:x="4.756cm" svg:y="12.756cm">
            <text:p/>
          </draw:circle>
          <draw:circle draw:style-name="gr2" draw:text-style-name="P1" draw:layer="layout" svg:width="0.422cm" svg:height="0.422cm" svg:x="4.967cm" svg:y="12.967cm">
            <text:p/>
          </draw:circle>
        </draw:g>
        <draw:custom-shape draw:style-name="gr3" draw:text-style-name="P1" draw:layer="layout" svg:width="23.4cm" svg:height="3.6cm" svg:x="3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319cm" svg:height="0.675cm" svg:x="3.605cm" svg:y="6.214cm">
          <draw:text-box>
            <text:p><text:span text:style-name="T1">W1 :</text:span></text:p>
          </draw:text-box>
        </draw:frame>
        <draw:line draw:style-name="gr5" draw:text-style-name="P1" draw:layer="layout" svg:x1="4.4cm" svg:y1="6.888cm" svg:x2="4.4cm" svg:y2="12.757cm">
          <text:p/>
        </draw:line>
        <draw:line draw:style-name="gr5" draw:text-style-name="P1" draw:layer="layout" svg:x1="4.4cm" svg:y1="13.6cm" svg:x2="4.4cm" svg:y2="15.8cm">
          <text:p/>
        </draw:line>
        <draw:frame draw:style-name="gr16" draw:text-style-name="P3" draw:layer="layout" svg:width="4.062cm" svg:height="1.099cm" svg:x="3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frame draw:style-name="gr15" draw:text-style-name="P2" draw:layer="layout" svg:width="1.319cm" svg:height="0.675cm" svg:x="3.605cm" svg:y="5.315cm">
          <draw:text-box>
            <text:p><text:span text:style-name="T1">W2 :</text:span></text:p>
          </draw:text-box>
        </draw:frame>
        <draw:g>
          <draw:circle draw:style-name="gr1" draw:text-style-name="P1" draw:layer="layout" svg:width="0.844cm" svg:height="0.843cm" svg:x="12.513cm" svg:y="13.157cm">
            <text:p/>
          </draw:circle>
          <draw:circle draw:style-name="gr2" draw:text-style-name="P1" draw:layer="layout" svg:width="0.422cm" svg:height="0.421cm" svg:x="12.724cm" svg:y="13.368cm">
            <text:p/>
          </draw:circle>
          <draw:circle draw:style-name="gr1" draw:text-style-name="P1" draw:layer="layout" svg:width="0.844cm" svg:height="0.844cm" svg:x="13.356cm" svg:y="13.156cm">
            <text:p/>
          </draw:circle>
          <draw:circle draw:style-name="gr2" draw:text-style-name="P1" draw:layer="layout" svg:width="0.422cm" svg:height="0.422cm" svg:x="13.567cm" svg:y="13.367cm">
            <text:p/>
          </draw:circle>
        </draw:g>
        <draw:polyline draw:style-name="gr5" draw:text-style-name="P1" draw:layer="layout" svg:width="3.399cm" svg:height="2cm" svg:x="5.6cm" svg:y="11.2cm" svg:viewBox="0 0 3400 2001" draw:points="0,2000 3400,2001 3400,0">
          <text:p/>
        </draw:polyline>
        <draw:polyline draw:style-name="gr5" draw:text-style-name="P1" draw:layer="layout" svg:width="8.075cm" svg:height="7.556cm" svg:x="4.924cm" svg:y="5.6cm" svg:viewBox="0 0 8076 7557" draw:points="0,0 8076,0 8076,7557">
          <text:p/>
        </draw:polyline>
        <draw:frame draw:style-name="gr8" draw:text-style-name="P2" draw:layer="layout" svg:width="1.738cm" svg:height="1.099cm" svg:x="0.4cm" svg:y="4.6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9cm" svg:x2="3.2cm" svg:y2="4.9cm">
          <text:p/>
        </draw:line>
        <draw:custom-shape draw:style-name="gr10" draw:text-style-name="P7" draw:layer="layout" svg:width="4.6cm" svg:height="1.6cm" svg:x="6.8cm" svg:y="9.6cm">
          <text:p text:style-name="P4"><text:span text:style-name="T3">balance:50</text:span></text:p>
          <text:p text:style-name="P4"><text:span text:style-name="T3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5cm">
          <draw:text-box>
            <text:p><text:span text:style-name="T1">E1</text:span></text:p>
          </draw:text-box>
        </draw:frame>
        <draw:line draw:style-name="gr5" draw:text-style-name="P1" draw:layer="layout" svg:x1="5.885cm" svg:y1="10.4cm" svg:x2="6.8cm" svg:y2="10.4cm">
          <text:p/>
        </draw:line>
        <draw:line draw:style-name="gr5" draw:text-style-name="P1" draw:layer="layout" svg:x1="9cm" svg:y1="9.6cm" svg:x2="9cm" svg:y2="7.5cm">
          <text:p/>
        </draw:line>
        <draw:frame draw:style-name="gr11" draw:text-style-name="P2" draw:layer="layout" svg:width="0.985cm" svg:height="0.675cm" svg:x="14cm" svg:y="10cm">
          <draw:text-box>
            <text:p><text:span text:style-name="T1">E2</text:span></text:p>
          </draw:text-box>
        </draw:frame>
        <draw:line draw:style-name="gr5" draw:text-style-name="P1" draw:layer="layout" svg:x1="14.885cm" svg:y1="10.3cm" svg:x2="15.8cm" svg:y2="10.3cm">
          <text:p/>
        </draw:line>
        <draw:line draw:style-name="gr5" draw:text-style-name="P1" draw:layer="layout" svg:x1="18cm" svg:y1="9.6cm" svg:x2="18cm" svg:y2="7.4cm">
          <text:p/>
        </draw:line>
        <draw:frame draw:style-name="gr17" draw:text-style-name="P2" draw:layer="layout" svg:width="4.376cm" svg:height="0.675cm" svg:x="3.605cm" svg:y="4.516cm">
          <draw:text-box>
            <text:p><text:span text:style-name="T1">make-withdraw : ... </text:span></text:p>
          </draw:text-box>
        </draw:frame>
        <draw:polyline draw:style-name="gr5" draw:text-style-name="P1" draw:layer="layout" svg:width="7.799cm" svg:height="1.799cm" svg:x="5.2cm" svg:y="14cm" svg:viewBox="0 0 7800 1800" draw:points="7800,0 7800,800 0,801 0,1800">
          <text:p/>
        </draw:polyline>
        <draw:custom-shape draw:style-name="gr10" draw:text-style-name="P5" draw:layer="layout" svg:width="4.6cm" svg:height="1.6cm" svg:x="15.8cm" svg:y="9.6cm">
          <text:p text:style-name="P4"><text:span text:style-name="T1">balance:100</text:span></text:p>
          <text:p text:style-name="P4"><text:span text:style-name="T1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3.399cm" svg:height="2.399cm" svg:x="14.299cm" svg:y="11.2cm" svg:viewBox="0 0 3400 2400" draw:points="0,2399 3400,2400 3400,0">
          <text:p/>
        </draw:poly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ircle draw:style-name="gr1" draw:text-style-name="P1" draw:layer="layout" svg:width="0.844cm" svg:height="0.843cm" svg:x="3.913cm" svg:y="12.756cm">
            <text:p/>
          </draw:circle>
          <draw:circle draw:style-name="gr2" draw:text-style-name="P1" draw:layer="layout" svg:width="0.422cm" svg:height="0.421cm" svg:x="4.124cm" svg:y="12.967cm">
            <text:p/>
          </draw:circle>
          <draw:circle draw:style-name="gr1" draw:text-style-name="P1" draw:layer="layout" svg:width="0.844cm" svg:height="0.844cm" svg:x="4.756cm" svg:y="12.755cm">
            <text:p/>
          </draw:circle>
          <draw:circle draw:style-name="gr2" draw:text-style-name="P1" draw:layer="layout" svg:width="0.422cm" svg:height="0.422cm" svg:x="4.967cm" svg:y="12.966cm">
            <text:p/>
          </draw:circle>
        </draw:g>
        <draw:custom-shape draw:style-name="gr3" draw:text-style-name="P1" draw:layer="layout" svg:width="23.4cm" svg:height="3.6cm" svg:x="3.4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5cm" svg:y="6.213cm">
          <draw:text-box>
            <text:p><text:span text:style-name="T1">acc :</text:span></text:p>
          </draw:text-box>
        </draw:frame>
        <draw:line draw:style-name="gr5" draw:text-style-name="P1" draw:layer="layout" svg:x1="4.4cm" svg:y1="6.887cm" svg:x2="4.4cm" svg:y2="12.756cm">
          <text:p/>
        </draw:line>
        <draw:line draw:style-name="gr5" draw:text-style-name="P1" draw:layer="layout" svg:x1="4.4cm" svg:y1="13.599cm" svg:x2="4.4cm" svg:y2="14.8cm">
          <text:p/>
        </draw:line>
        <draw:frame draw:style-name="gr19" draw:text-style-name="P3" draw:layer="layout" svg:width="4.05cm" svg:height="1.099cm" svg:x="3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5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3cm" svg:y="12.801cm">
            <text:p/>
          </draw:circle>
          <draw:circle draw:style-name="gr2" draw:text-style-name="P1" draw:layer="layout" svg:width="0.422cm" svg:height="0.421cm" svg:x="9.924cm" svg:y="13.012cm">
            <text:p/>
          </draw:circle>
          <draw:circle draw:style-name="gr1" draw:text-style-name="P1" draw:layer="layout" svg:width="0.844cm" svg:height="0.844cm" svg:x="10.556cm" svg:y="12.8cm">
            <text:p/>
          </draw:circle>
          <draw:circle draw:style-name="gr2" draw:text-style-name="P1" draw:layer="layout" svg:width="0.422cm" svg:height="0.422cm" svg:x="10.767cm" svg:y="13.011cm">
            <text:p/>
          </draw:circle>
        </draw:g>
        <draw:polyline draw:style-name="gr5" draw:text-style-name="P1" draw:layer="layout" svg:width="2.399cm" svg:height="1.999cm" svg:x="5.6cm" svg:y="11.199cm" svg:viewBox="0 0 2400 2000" draw:points="0,2000 2400,2000 2400,0">
          <text:p/>
        </draw:polyline>
        <draw:frame draw:style-name="gr8" draw:text-style-name="P2" draw:layer="layout" svg:width="1.738cm" svg:height="1.099cm" svg:x="0.4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899cm" svg:x2="3.2cm" svg:y2="4.899cm">
          <text:p/>
        </draw:line>
        <draw:custom-shape draw:style-name="gr10" draw:text-style-name="P5" draw:layer="layout" svg:width="4.6cm" svg:height="2.399cm" svg:x="6.8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4cm">
          <draw:text-box>
            <text:p><text:span text:style-name="T1">E1</text:span></text:p>
          </draw:text-box>
        </draw:frame>
        <draw:line draw:style-name="gr5" draw:text-style-name="P1" draw:layer="layout" svg:x1="5.885cm" svg:y1="10.399cm" svg:x2="6.8cm" svg:y2="10.399cm">
          <text:p/>
        </draw:line>
        <draw:line draw:style-name="gr5" draw:text-style-name="P1" draw:layer="layout" svg:x1="9cm" svg:y1="8.8cm" svg:x2="9cm" svg:y2="7.499cm">
          <text:p/>
        </draw:line>
        <draw:polyline draw:style-name="gr5" draw:text-style-name="P1" draw:layer="layout" svg:width="0.999cm" svg:height="2cm" svg:x="9.2cm" svg:y="10.8cm" svg:viewBox="0 0 1000 2001" draw:points="0,0 1000,0 1000,2001">
          <text:p/>
        </draw:polyline>
        <draw:line draw:style-name="gr5" draw:text-style-name="P1" draw:layer="layout" svg:x1="10.2cm" svg:y1="13.599cm" svg:x2="10.2cm" svg:y2="14.8cm">
          <text:p/>
        </draw:line>
        <draw:frame draw:style-name="gr16" draw:text-style-name="P3" draw:layer="layout" svg:width="4.062cm" svg:height="1.099cm" svg:x="8.7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cm" svg:y1="12.8cm" svg:x2="11cm" svg:y2="11.199cm">
          <text:p/>
        </draw:line>
        <draw:g>
          <draw:circle draw:style-name="gr1" draw:text-style-name="P1" draw:layer="layout" svg:width="0.844cm" svg:height="0.843cm" svg:x="14.113cm" svg:y="12.801cm">
            <text:p/>
          </draw:circle>
          <draw:circle draw:style-name="gr2" draw:text-style-name="P1" draw:layer="layout" svg:width="0.422cm" svg:height="0.421cm" svg:x="14.324cm" svg:y="13.012cm">
            <text:p/>
          </draw:circle>
          <draw:circle draw:style-name="gr1" draw:text-style-name="P1" draw:layer="layout" svg:width="0.844cm" svg:height="0.844cm" svg:x="14.956cm" svg:y="12.8cm">
            <text:p/>
          </draw:circle>
          <draw:circle draw:style-name="gr2" draw:text-style-name="P1" draw:layer="layout" svg:width="0.422cm" svg:height="0.422cm" svg:x="15.167cm" svg:y="13.011cm">
            <text:p/>
          </draw:circle>
        </draw:g>
        <draw:line draw:style-name="gr5" draw:text-style-name="P1" draw:layer="layout" svg:x1="14.6cm" svg:y1="13.599cm" svg:x2="14.6cm" svg:y2="14.8cm">
          <text:p/>
        </draw:line>
        <draw:frame draw:style-name="gr16" draw:text-style-name="P3" draw:layer="layout" svg:width="4.062cm" svg:height="1.099cm" svg:x="13.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5.199cm" svg:height="2.6cm" svg:x="9.4cm" svg:y="10.2cm" svg:viewBox="0 0 5200 2601" draw:points="0,0 5200,0 5200,2601">
          <text:p/>
        </draw:polyline>
        <draw:polyline draw:style-name="gr5" draw:text-style-name="P1" draw:layer="layout" svg:width="3.999cm" svg:height="3.399cm" svg:x="11.4cm" svg:y="9.4cm" svg:viewBox="0 0 4000 3400" draw:points="4000,3400 4000,0 0,0">
          <text:p/>
        </draw:polylin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g>
          <draw:circle draw:style-name="gr1" draw:text-style-name="P1" draw:layer="layout" svg:width="0.844cm" svg:height="0.843cm" svg:x="3.914cm" svg:y="12.756cm">
            <text:p/>
          </draw:circle>
          <draw:circle draw:style-name="gr2" draw:text-style-name="P1" draw:layer="layout" svg:width="0.422cm" svg:height="0.421cm" svg:x="4.125cm" svg:y="12.967cm">
            <text:p/>
          </draw:circle>
          <draw:circle draw:style-name="gr1" draw:text-style-name="P1" draw:layer="layout" svg:width="0.844cm" svg:height="0.844cm" svg:x="4.757cm" svg:y="12.755cm">
            <text:p/>
          </draw:circle>
          <draw:circle draw:style-name="gr2" draw:text-style-name="P1" draw:layer="layout" svg:width="0.422cm" svg:height="0.422cm" svg:x="4.968cm" svg:y="12.966cm">
            <text:p/>
          </draw:circle>
        </draw:g>
        <draw:custom-shape draw:style-name="gr3" draw:text-style-name="P1" draw:layer="layout" svg:width="23.4cm" svg:height="3.6cm" svg:x="3.401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6cm" svg:y="6.213cm">
          <draw:text-box>
            <text:p><text:span text:style-name="T1">acc :</text:span></text:p>
          </draw:text-box>
        </draw:frame>
        <draw:line draw:style-name="gr5" draw:text-style-name="P1" draw:layer="layout" svg:x1="4.401cm" svg:y1="6.887cm" svg:x2="4.401cm" svg:y2="12.756cm">
          <text:p/>
        </draw:line>
        <draw:line draw:style-name="gr5" draw:text-style-name="P1" draw:layer="layout" svg:x1="4.401cm" svg:y1="13.599cm" svg:x2="4.401cm" svg:y2="14.8cm">
          <text:p/>
        </draw:line>
        <draw:frame draw:style-name="gr19" draw:text-style-name="P3" draw:layer="layout" svg:width="4.05cm" svg:height="1.099cm" svg:x="3.001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6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4cm" svg:y="12.801cm">
            <text:p/>
          </draw:circle>
          <draw:circle draw:style-name="gr2" draw:text-style-name="P1" draw:layer="layout" svg:width="0.422cm" svg:height="0.421cm" svg:x="9.925cm" svg:y="13.012cm">
            <text:p/>
          </draw:circle>
          <draw:circle draw:style-name="gr1" draw:text-style-name="P1" draw:layer="layout" svg:width="0.844cm" svg:height="0.844cm" svg:x="10.557cm" svg:y="12.8cm">
            <text:p/>
          </draw:circle>
          <draw:circle draw:style-name="gr2" draw:text-style-name="P1" draw:layer="layout" svg:width="0.422cm" svg:height="0.422cm" svg:x="10.768cm" svg:y="13.011cm">
            <text:p/>
          </draw:circle>
        </draw:g>
        <draw:polyline draw:style-name="gr5" draw:text-style-name="P1" draw:layer="layout" svg:width="2.399cm" svg:height="1.999cm" svg:x="5.601cm" svg:y="11.199cm" svg:viewBox="0 0 2400 2000" draw:points="0,2000 2400,2000 2400,0">
          <text:p/>
        </draw:polyline>
        <draw:frame draw:style-name="gr8" draw:text-style-name="P2" draw:layer="layout" svg:width="1.738cm" svg:height="1.099cm" svg:x="0.401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1cm" svg:y1="4.899cm" svg:x2="3.201cm" svg:y2="4.899cm">
          <text:p/>
        </draw:line>
        <draw:custom-shape draw:style-name="gr10" draw:text-style-name="P5" draw:layer="layout" svg:width="4.6cm" svg:height="2.399cm" svg:x="6.801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6cm" svg:y="10.124cm">
          <draw:text-box>
            <text:p><text:span text:style-name="T1">E1</text:span></text:p>
          </draw:text-box>
        </draw:frame>
        <draw:line draw:style-name="gr5" draw:text-style-name="P1" draw:layer="layout" svg:x1="5.886cm" svg:y1="10.399cm" svg:x2="6.801cm" svg:y2="10.399cm">
          <text:p/>
        </draw:line>
        <draw:line draw:style-name="gr5" draw:text-style-name="P1" draw:layer="layout" svg:x1="9.001cm" svg:y1="8.8cm" svg:x2="9.001cm" svg:y2="7.499cm">
          <text:p/>
        </draw:line>
        <draw:polyline draw:style-name="gr5" draw:text-style-name="P1" draw:layer="layout" svg:width="0.999cm" svg:height="2cm" svg:x="9.201cm" svg:y="10.8cm" svg:viewBox="0 0 1000 2001" draw:points="0,0 1000,0 1000,2001">
          <text:p/>
        </draw:polyline>
        <draw:line draw:style-name="gr5" draw:text-style-name="P1" draw:layer="layout" svg:x1="10.201cm" svg:y1="13.599cm" svg:x2="10.201cm" svg:y2="14.8cm">
          <text:p/>
        </draw:line>
        <draw:frame draw:style-name="gr16" draw:text-style-name="P3" draw:layer="layout" svg:width="4.062cm" svg:height="1.099cm" svg:x="8.7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1cm" svg:y1="12.8cm" svg:x2="11.001cm" svg:y2="11.199cm">
          <text:p/>
        </draw:line>
        <draw:g>
          <draw:circle draw:style-name="gr1" draw:text-style-name="P1" draw:layer="layout" svg:width="0.844cm" svg:height="0.843cm" svg:x="13.614cm" svg:y="12.801cm">
            <text:p/>
          </draw:circle>
          <draw:circle draw:style-name="gr2" draw:text-style-name="P1" draw:layer="layout" svg:width="0.422cm" svg:height="0.421cm" svg:x="13.825cm" svg:y="13.012cm">
            <text:p/>
          </draw:circle>
          <draw:circle draw:style-name="gr1" draw:text-style-name="P1" draw:layer="layout" svg:width="0.844cm" svg:height="0.844cm" svg:x="14.457cm" svg:y="12.8cm">
            <text:p/>
          </draw:circle>
          <draw:circle draw:style-name="gr2" draw:text-style-name="P1" draw:layer="layout" svg:width="0.422cm" svg:height="0.422cm" svg:x="14.668cm" svg:y="13.011cm">
            <text:p/>
          </draw:circle>
        </draw:g>
        <draw:line draw:style-name="gr5" draw:text-style-name="P1" draw:layer="layout" svg:x1="14.101cm" svg:y1="13.599cm" svg:x2="14.101cm" svg:y2="14.8cm">
          <text:p/>
        </draw:line>
        <draw:frame draw:style-name="gr16" draw:text-style-name="P3" draw:layer="layout" svg:width="4.062cm" svg:height="1.099cm" svg:x="13.5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4.598cm" svg:height="2.399cm" svg:x="9.401cm" svg:y="10.4cm" svg:viewBox="0 0 4599 2400" draw:points="0,0 4599,0 4599,2400">
          <text:p/>
        </draw:polyline>
        <draw:polyline draw:style-name="gr5" draw:text-style-name="P1" draw:layer="layout" svg:width="3.39cm" svg:height="2.675cm" svg:x="11.409cm" svg:y="10.124cm" svg:viewBox="0 0 3391 2676" draw:points="3391,2676 3391,0 0,0">
          <text:p/>
        </draw:polyline>
        <draw:custom-shape draw:style-name="gr10" draw:text-style-name="P7" draw:layer="layout" svg:width="3.2cm" svg:height="1.6cm" svg:x="17cm" svg:y="10cm">
          <text:p text:style-name="P4"><text:span text:style-name="T3">m : 'depos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cm" svg:height="1.6cm" svg:x="22.601cm" svg:y="10cm">
          <text:p text:style-name="P4"><text:span text:style-name="T3">amount : 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7.198cm" svg:height="0.399cm" svg:x="11.401cm" svg:y="9.6cm" svg:viewBox="0 0 7199 400" draw:points="7199,400 7199,0 0,0">
          <text:p/>
        </draw:polyline>
        <draw:polyline draw:style-name="gr5" draw:text-style-name="P1" draw:layer="layout" svg:width="12.998cm" svg:height="0.999cm" svg:x="11.401cm" svg:y="9cm" svg:viewBox="0 0 12999 1000" draw:points="12999,1000 12999,0 0,0">
          <text:p/>
        </draw:polyline>
        <draw:frame draw:style-name="gr11" draw:text-style-name="P2" draw:layer="layout" svg:width="0.985cm" svg:height="0.675cm" svg:x="15.117cm" svg:y="10.725cm">
          <draw:text-box>
            <text:p><text:span text:style-name="T1">E2</text:span></text:p>
          </draw:text-box>
        </draw:frame>
        <draw:line draw:style-name="gr5" draw:text-style-name="P1" draw:layer="layout" svg:x1="16.187cm" svg:y1="11cm" svg:x2="17.102cm" svg:y2="11cm">
          <text:p/>
        </draw:line>
        <draw:frame draw:style-name="gr11" draw:text-style-name="P2" draw:layer="layout" svg:width="0.985cm" svg:height="0.675cm" svg:x="20.618cm" svg:y="10.726cm">
          <draw:text-box>
            <text:p><text:span text:style-name="T1">E3</text:span></text:p>
          </draw:text-box>
        </draw:frame>
        <draw:line draw:style-name="gr5" draw:text-style-name="P1" draw:layer="layout" svg:x1="21.688cm" svg:y1="11.001cm" svg:x2="22.603cm" svg:y2="11.001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g>
          <draw:circle draw:style-name="gr1" draw:text-style-name="P1" draw:layer="layout" svg:width="0.844cm" svg:height="0.843cm" svg:x="3.915cm" svg:y="12.756cm">
            <text:p/>
          </draw:circle>
          <draw:circle draw:style-name="gr2" draw:text-style-name="P1" draw:layer="layout" svg:width="0.422cm" svg:height="0.421cm" svg:x="4.126cm" svg:y="12.967cm">
            <text:p/>
          </draw:circle>
          <draw:circle draw:style-name="gr1" draw:text-style-name="P1" draw:layer="layout" svg:width="0.844cm" svg:height="0.844cm" svg:x="4.758cm" svg:y="12.755cm">
            <text:p/>
          </draw:circle>
          <draw:circle draw:style-name="gr2" draw:text-style-name="P1" draw:layer="layout" svg:width="0.422cm" svg:height="0.422cm" svg:x="4.969cm" svg:y="12.966cm">
            <text:p/>
          </draw:circle>
        </draw:g>
        <draw:custom-shape draw:style-name="gr3" draw:text-style-name="P1" draw:layer="layout" svg:width="23.4cm" svg:height="3.6cm" svg:x="3.402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7cm" svg:y="6.213cm">
          <draw:text-box>
            <text:p><text:span text:style-name="T1">acc :</text:span></text:p>
          </draw:text-box>
        </draw:frame>
        <draw:line draw:style-name="gr5" draw:text-style-name="P1" draw:layer="layout" svg:x1="4.402cm" svg:y1="6.887cm" svg:x2="4.402cm" svg:y2="12.756cm">
          <text:p/>
        </draw:line>
        <draw:line draw:style-name="gr5" draw:text-style-name="P1" draw:layer="layout" svg:x1="4.402cm" svg:y1="13.599cm" svg:x2="4.4cm" svg:y2="16.1cm">
          <text:p/>
        </draw:line>
        <draw:frame draw:style-name="gr19" draw:text-style-name="P3" draw:layer="layout" svg:width="4.05cm" svg:height="1.099cm" svg:x="3.002cm" svg:y="16.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7cm" svg:y="4.7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5cm" svg:y="12.801cm">
            <text:p/>
          </draw:circle>
          <draw:circle draw:style-name="gr2" draw:text-style-name="P1" draw:layer="layout" svg:width="0.422cm" svg:height="0.421cm" svg:x="9.926cm" svg:y="13.012cm">
            <text:p/>
          </draw:circle>
          <draw:circle draw:style-name="gr1" draw:text-style-name="P1" draw:layer="layout" svg:width="0.844cm" svg:height="0.844cm" svg:x="10.558cm" svg:y="12.8cm">
            <text:p/>
          </draw:circle>
          <draw:circle draw:style-name="gr2" draw:text-style-name="P1" draw:layer="layout" svg:width="0.422cm" svg:height="0.422cm" svg:x="10.769cm" svg:y="13.011cm">
            <text:p/>
          </draw:circle>
        </draw:g>
        <draw:polyline draw:style-name="gr5" draw:text-style-name="P1" draw:layer="layout" svg:width="2.399cm" svg:height="1.999cm" svg:x="5.602cm" svg:y="11.199cm" svg:viewBox="0 0 2400 2000" draw:points="0,2000 2400,2000 2400,0">
          <text:p/>
        </draw:polyline>
        <draw:frame draw:style-name="gr8" draw:text-style-name="P2" draw:layer="layout" svg:width="1.738cm" svg:height="1.099cm" svg:x="0.402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2cm" svg:y1="4.899cm" svg:x2="3.202cm" svg:y2="4.899cm">
          <text:p/>
        </draw:line>
        <draw:custom-shape draw:style-name="gr10" draw:text-style-name="P5" draw:layer="layout" svg:width="4.6cm" svg:height="2.399cm" svg:x="6.502cm" svg:y="8.8cm">
          <text:p text:style-name="P4"><text:span text:style-name="T1">balance : 3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517cm" svg:y="10.124cm">
          <draw:text-box>
            <text:p><text:span text:style-name="T1">E1</text:span></text:p>
          </draw:text-box>
        </draw:frame>
        <draw:line draw:style-name="gr5" draw:text-style-name="P1" draw:layer="layout" svg:x1="5.587cm" svg:y1="10.399cm" svg:x2="6.502cm" svg:y2="10.399cm">
          <text:p/>
        </draw:line>
        <draw:line draw:style-name="gr5" draw:text-style-name="P1" draw:layer="layout" svg:x1="8.702cm" svg:y1="8.8cm" svg:x2="8.702cm" svg:y2="7.499cm">
          <text:p/>
        </draw:line>
        <draw:polyline draw:style-name="gr5" draw:text-style-name="P1" draw:layer="layout" svg:width="1.401cm" svg:height="2.2cm" svg:x="8.8cm" svg:y="10.6cm" svg:viewBox="0 0 1402 2201" draw:points="0,0 1402,0 1402,2201">
          <text:p/>
        </draw:polyline>
        <draw:line draw:style-name="gr5" draw:text-style-name="P1" draw:layer="layout" svg:x1="10.202cm" svg:y1="13.599cm" svg:x2="10.2cm" svg:y2="16.001cm">
          <text:p/>
        </draw:line>
        <draw:frame draw:style-name="gr16" draw:text-style-name="P3" draw:layer="layout" svg:width="4.062cm" svg:height="1.099cm" svg:x="7.4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2cm" svg:y1="12.8cm" svg:x2="11.002cm" svg:y2="11.199cm">
          <text:p/>
        </draw:line>
        <draw:g>
          <draw:circle draw:style-name="gr1" draw:text-style-name="P1" draw:layer="layout" svg:width="0.844cm" svg:height="0.843cm" svg:x="11.915cm" svg:y="12.801cm">
            <text:p/>
          </draw:circle>
          <draw:circle draw:style-name="gr2" draw:text-style-name="P1" draw:layer="layout" svg:width="0.422cm" svg:height="0.421cm" svg:x="12.126cm" svg:y="13.012cm">
            <text:p/>
          </draw:circle>
          <draw:circle draw:style-name="gr1" draw:text-style-name="P1" draw:layer="layout" svg:width="0.844cm" svg:height="0.844cm" svg:x="12.758cm" svg:y="12.8cm">
            <text:p/>
          </draw:circle>
          <draw:circle draw:style-name="gr2" draw:text-style-name="P1" draw:layer="layout" svg:width="0.422cm" svg:height="0.422cm" svg:x="12.969cm" svg:y="13.011cm">
            <text:p/>
          </draw:circle>
        </draw:g>
        <draw:line draw:style-name="gr5" draw:text-style-name="P1" draw:layer="layout" svg:x1="12.402cm" svg:y1="13.599cm" svg:x2="12.4cm" svg:y2="16.001cm">
          <text:p/>
        </draw:line>
        <draw:frame draw:style-name="gr16" draw:text-style-name="P3" draw:layer="layout" svg:width="4.062cm" svg:height="1.099cm" svg:x="11.8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3.199cm" svg:height="2.6cm" svg:x="9.2cm" svg:y="10.2cm" svg:viewBox="0 0 3200 2601" draw:points="0,0 3200,0 3200,2601">
          <text:p/>
        </draw:polyline>
        <draw:polyline draw:style-name="gr5" draw:text-style-name="P1" draw:layer="layout" svg:width="2.089cm" svg:height="3.075cm" svg:x="11.11cm" svg:y="9.724cm" svg:viewBox="0 0 2090 3076" draw:points="2090,3076 2090,0 0,0">
          <text:p/>
        </draw:polyline>
        <draw:custom-shape draw:style-name="gr10" draw:text-style-name="P5" draw:layer="layout" svg:width="4.6cm" svg:height="2.399cm" svg:x="18.503cm" svg:y="8.8cm">
          <text:p text:style-name="P4"><text:span text:style-name="T1">balance : 10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02cm" svg:y1="8.801cm" svg:x2="20.902cm" svg:y2="7.5cm">
          <text:p/>
        </draw:line>
        <draw:frame draw:style-name="gr11" draw:text-style-name="P2" draw:layer="layout" svg:width="0.985cm" svg:height="0.675cm" svg:x="16.418cm" svg:y="9.625cm">
          <draw:text-box>
            <text:p><text:span text:style-name="T1">E6</text:span></text:p>
          </draw:text-box>
        </draw:frame>
        <draw:line draw:style-name="gr5" draw:text-style-name="P1" draw:layer="layout" svg:x1="17.488cm" svg:y1="9.9cm" svg:x2="18.403cm" svg:y2="9.9cm">
          <text:p/>
        </draw:line>
        <draw:g>
          <draw:circle draw:style-name="gr1" draw:text-style-name="P1" draw:layer="layout" svg:width="0.844cm" svg:height="0.843cm" svg:x="15.716cm" svg:y="12.757cm">
            <text:p/>
          </draw:circle>
          <draw:circle draw:style-name="gr2" draw:text-style-name="P1" draw:layer="layout" svg:width="0.422cm" svg:height="0.421cm" svg:x="15.927cm" svg:y="12.968cm">
            <text:p/>
          </draw:circle>
          <draw:circle draw:style-name="gr1" draw:text-style-name="P1" draw:layer="layout" svg:width="0.844cm" svg:height="0.844cm" svg:x="16.559cm" svg:y="12.756cm">
            <text:p/>
          </draw:circle>
          <draw:circle draw:style-name="gr2" draw:text-style-name="P1" draw:layer="layout" svg:width="0.422cm" svg:height="0.422cm" svg:x="16.77cm" svg:y="12.967cm">
            <text:p/>
          </draw:circle>
        </draw:g>
        <draw:g>
          <draw:circle draw:style-name="gr1" draw:text-style-name="P1" draw:layer="layout" svg:width="0.844cm" svg:height="0.843cm" svg:x="20.816cm" svg:y="12.802cm">
            <text:p/>
          </draw:circle>
          <draw:circle draw:style-name="gr2" draw:text-style-name="P1" draw:layer="layout" svg:width="0.422cm" svg:height="0.421cm" svg:x="21.027cm" svg:y="13.013cm">
            <text:p/>
          </draw:circle>
          <draw:circle draw:style-name="gr1" draw:text-style-name="P1" draw:layer="layout" svg:width="0.844cm" svg:height="0.844cm" svg:x="21.659cm" svg:y="12.801cm">
            <text:p/>
          </draw:circle>
          <draw:circle draw:style-name="gr2" draw:text-style-name="P1" draw:layer="layout" svg:width="0.422cm" svg:height="0.422cm" svg:x="21.87cm" svg:y="13.012cm">
            <text:p/>
          </draw:circle>
        </draw:g>
        <draw:g>
          <draw:circle draw:style-name="gr1" draw:text-style-name="P1" draw:layer="layout" svg:width="0.844cm" svg:height="0.843cm" svg:x="23.916cm" svg:y="12.802cm">
            <text:p/>
          </draw:circle>
          <draw:circle draw:style-name="gr2" draw:text-style-name="P1" draw:layer="layout" svg:width="0.422cm" svg:height="0.421cm" svg:x="24.127cm" svg:y="13.013cm">
            <text:p/>
          </draw:circle>
          <draw:circle draw:style-name="gr1" draw:text-style-name="P1" draw:layer="layout" svg:width="0.844cm" svg:height="0.844cm" svg:x="24.759cm" svg:y="12.801cm">
            <text:p/>
          </draw:circle>
          <draw:circle draw:style-name="gr2" draw:text-style-name="P1" draw:layer="layout" svg:width="0.422cm" svg:height="0.422cm" svg:x="24.97cm" svg:y="13.012cm">
            <text:p/>
          </draw:circle>
        </draw:g>
        <draw:frame draw:style-name="gr21" draw:text-style-name="P2" draw:layer="layout" svg:width="1.62cm" svg:height="0.675cm" svg:x="3.608cm" svg:y="5.514cm">
          <draw:text-box>
            <text:p><text:span text:style-name="T1">acc2 :</text:span></text:p>
          </draw:text-box>
        </draw:frame>
        <draw:polyline draw:style-name="gr5" draw:text-style-name="P1" draw:layer="layout" svg:width="10.971cm" svg:height="6.956cm" svg:x="5.228cm" svg:y="5.8cm" svg:viewBox="0 0 10972 6957" draw:points="0,0 10972,0 10972,6957">
          <text:p/>
        </draw:polyline>
        <draw:polyline draw:style-name="gr5" draw:text-style-name="P1" draw:layer="layout" svg:width="11.399cm" svg:height="2.499cm" svg:x="4.8cm" svg:y="13.6cm" svg:viewBox="0 0 11400 2500" draw:points="11400,0 11400,800 0,800 0,2500">
          <text:p/>
        </draw:polyline>
        <draw:polyline draw:style-name="gr5" draw:text-style-name="P1" draw:layer="layout" svg:width="2.396cm" svg:height="2cm" svg:x="17.403cm" svg:y="11.199cm" svg:viewBox="0 0 2397 2001" draw:points="0,2001 2397,2001 2397,0">
          <text:p/>
        </draw:polyline>
        <draw:polyline draw:style-name="gr5" draw:text-style-name="P1" draw:layer="layout" svg:width="0.399cm" svg:height="2.001cm" svg:x="20.8cm" svg:y="10.8cm" svg:viewBox="0 0 400 2002" draw:points="0,0 400,0 400,2002">
          <text:p/>
        </draw:polyline>
        <draw:line draw:style-name="gr5" draw:text-style-name="P1" draw:layer="layout" svg:x1="22.1cm" svg:y1="12.801cm" svg:x2="22.1cm" svg:y2="11.199cm">
          <text:p/>
        </draw:line>
        <draw:polyline draw:style-name="gr5" draw:text-style-name="P1" draw:layer="layout" svg:width="10.399cm" svg:height="2.355cm" svg:x="10.8cm" svg:y="13.645cm" svg:viewBox="0 0 10400 2356" draw:points="10400,0 10400,1155 0,1155 0,2356">
          <text:p/>
        </draw:polyline>
        <draw:polyline draw:style-name="gr5" draw:text-style-name="P1" draw:layer="layout" svg:width="3.399cm" svg:height="2.601cm" svg:x="21cm" svg:y="10.2cm" svg:viewBox="0 0 3400 2602" draw:points="0,0 3400,0 3400,2602">
          <text:p/>
        </draw:polyline>
        <draw:polyline draw:style-name="gr5" draw:text-style-name="P1" draw:layer="layout" svg:width="2.096cm" svg:height="3.4cm" svg:x="23.103cm" svg:y="9.4cm" svg:viewBox="0 0 2097 3401" draw:points="2097,3401 2097,0 0,0">
          <text:p/>
        </draw:polyline>
        <draw:polyline draw:style-name="gr5" draw:text-style-name="P1" draw:layer="layout" svg:width="11.199cm" svg:height="2.355cm" svg:x="13.2cm" svg:y="13.645cm" svg:viewBox="0 0 11200 2356" draw:points="11200,0 11200,1555 0,1555 0,2356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g>
          <draw:custom-shape draw:style-name="gr22" draw:text-style-name="P1" draw:layer="layout" svg:width="1cm" svg:height="1cm" svg:x="6.4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2.1cm" svg:x2="7.4cm" svg:y2="3.1cm">
            <text:p/>
          </draw:line>
        </draw:g>
        <draw:g>
          <draw:custom-shape draw:style-name="gr22" draw:text-style-name="P1" draw:layer="layout" svg:width="1cm" svg:height="1cm" svg:x="3.3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6.4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5.7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5.7cm" svg:x2="7.4cm" svg:y2="6.7cm">
            <text:p/>
          </draw:line>
        </draw:g>
        <draw:g>
          <draw:custom-shape draw:style-name="gr22" draw:text-style-name="P1" draw:layer="layout" svg:width="1cm" svg:height="1cm" svg:x="3.3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2cm" svg:y1="2.4cm" svg:x2="3.3cm" svg:y2="2.4cm">
          <text:p/>
        </draw:line>
        <draw:line draw:style-name="gr5" draw:text-style-name="P1" draw:layer="layout" svg:x1="4.8cm" svg:y1="2.6cm" svg:x2="6.4cm" svg:y2="2.6cm">
          <text:p/>
        </draw:line>
        <draw:line draw:style-name="gr5" draw:text-style-name="P1" draw:layer="layout" svg:x1="2.2cm" svg:y1="6.3cm" svg:x2="3.3cm" svg:y2="6.3cm">
          <text:p/>
        </draw:line>
        <draw:line draw:style-name="gr5" draw:text-style-name="P1" draw:layer="layout" svg:x1="4.8cm" svg:y1="6.2cm" svg:x2="6.4cm" svg:y2="6.2cm">
          <text:p/>
        </draw:line>
        <draw:line draw:style-name="gr5" draw:text-style-name="P1" draw:layer="layout" svg:x1="3.8cm" svg:y1="2.6cm" svg:x2="3.8cm" svg:y2="3.8cm">
          <text:p/>
        </draw:line>
        <draw:line draw:style-name="gr5" draw:text-style-name="P1" draw:layer="layout" svg:x1="6.9cm" svg:y1="2.6cm" svg:x2="6.9cm" svg:y2="3.8cm">
          <text:p/>
        </draw:line>
        <draw:line draw:style-name="gr5" draw:text-style-name="P1" draw:layer="layout" svg:x1="3.8cm" svg:y1="6.2cm" svg:x2="3.8cm" svg:y2="7.4cm">
          <text:p/>
        </draw:line>
        <draw:line draw:style-name="gr5" draw:text-style-name="P1" draw:layer="layout" svg:x1="6.9cm" svg:y1="6.2cm" svg:x2="6.9cm" svg:y2="7.4cm">
          <text:p/>
        </draw:line>
        <draw:frame draw:style-name="gr24" draw:text-style-name="P2" draw:layer="layout" svg:width="0.985cm" svg:height="0.738cm" svg:x="3.315cm" svg:y="3.8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6.416cm" svg:y="3.801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3.315cm" svg:y="7.5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6.416cm" svg:y="7.501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.516cm" svg:y="2.001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.517cm" svg:y="5.902cm">
          <draw:text-box>
            <text:p><text:span text:style-name="T1">y</text:span></text:p>
          </draw:text-box>
        </draw:frame>
        <draw:g>
          <draw:custom-shape draw:style-name="gr22" draw:text-style-name="P1" draw:layer="layout" svg:width="1cm" svg:height="1cm" svg:x="19.4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2.1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6.3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5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9.4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5.70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1.401cm" svg:y1="5.701cm" svg:x2="20.401cm" svg:y2="6.701cm">
            <text:p/>
          </draw:line>
        </draw:g>
        <draw:g>
          <draw:custom-shape draw:style-name="gr22" draw:text-style-name="P1" draw:layer="layout" svg:width="1cm" svg:height="1cm" svg:x="16.3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2.1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5.201cm" svg:y1="2.401cm" svg:x2="16.301cm" svg:y2="2.401cm">
          <text:p/>
        </draw:line>
        <draw:line draw:style-name="gr5" draw:text-style-name="P1" draw:layer="layout" svg:x1="17.801cm" svg:y1="2.601cm" svg:x2="19.401cm" svg:y2="2.601cm">
          <text:p/>
        </draw:line>
        <draw:line draw:style-name="gr5" draw:text-style-name="P1" draw:layer="layout" svg:x1="15.201cm" svg:y1="6.301cm" svg:x2="16.301cm" svg:y2="6.301cm">
          <text:p/>
        </draw:line>
        <draw:line draw:style-name="gr5" draw:text-style-name="P1" draw:layer="layout" svg:x1="17.801cm" svg:y1="6.201cm" svg:x2="19.401cm" svg:y2="6.201cm">
          <text:p/>
        </draw:line>
        <draw:line draw:style-name="gr5" draw:text-style-name="P1" draw:layer="layout" svg:x1="16.801cm" svg:y1="2.601cm" svg:x2="16.801cm" svg:y2="3.801cm">
          <text:p/>
        </draw:line>
        <draw:line draw:style-name="gr5" draw:text-style-name="P1" draw:layer="layout" svg:x1="19.901cm" svg:y1="2.601cm" svg:x2="19.901cm" svg:y2="3.801cm">
          <text:p/>
        </draw:line>
        <draw:line draw:style-name="gr5" draw:text-style-name="P1" draw:layer="layout" svg:x1="16.801cm" svg:y1="6.201cm" svg:x2="16.801cm" svg:y2="7.401cm">
          <text:p/>
        </draw:line>
        <draw:line draw:style-name="gr5" draw:text-style-name="P1" draw:layer="layout" svg:x1="19.901cm" svg:y1="6.201cm" svg:x2="19.901cm" svg:y2="7.401cm">
          <text:p/>
        </draw:line>
        <draw:frame draw:style-name="gr24" draw:text-style-name="P2" draw:layer="layout" svg:width="0.985cm" svg:height="0.738cm" svg:x="16.316cm" svg:y="3.801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19.417cm" svg:y="3.802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16.316cm" svg:y="7.5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9.417cm" svg:y="7.502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4.517cm" svg:y="2.002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4.518cm" svg:y="5.903cm">
          <draw:text-box>
            <text:p><text:span text:style-name="T1">y</text:span></text:p>
          </draw:text-box>
        </draw:frame>
        <draw:polyline draw:style-name="gr25" draw:text-style-name="P1" draw:layer="layout" svg:width="3.999cm" svg:height="3.1cm" svg:x="16.8cm" svg:y="2.6cm" svg:viewBox="0 0 4000 3101" draw:points="4000,0 4000,2200 0,2200 0,3101">
          <text:p/>
        </draw:polyline>
        <draw:line draw:style-name="gr25" draw:text-style-name="P1" draw:layer="layout" svg:x1="15.201cm" svg:y1="3.002cm" svg:x2="16.301cm" svg:y2="3.002cm">
          <text:p/>
        </draw:line>
        <draw:frame draw:style-name="gr24" draw:text-style-name="P2" draw:layer="layout" svg:width="0.985cm" svg:height="0.738cm" svg:x="14.517cm" svg:y="2.603cm">
          <draw:text-box>
            <text:p><text:span text:style-name="T1">w</text:span></text:p>
          </draw:text-box>
        </draw:frame>
        <draw:g>
          <draw:custom-shape draw:style-name="gr22" draw:text-style-name="P1" draw:layer="layout" svg:width="1cm" svg:height="1cm" svg:x="6.7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1cm" svg:y="1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1cm" svg:y1="12.4cm" svg:x2="3.501cm" svg:y2="12.4cm">
          <text:p/>
        </draw:line>
        <draw:line draw:style-name="gr5" draw:text-style-name="P1" draw:layer="layout" svg:x1="8.201cm" svg:y1="12.7cm" svg:x2="9.801cm" svg:y2="12.7cm">
          <text:p/>
        </draw:line>
        <draw:line draw:style-name="gr5" draw:text-style-name="P1" draw:layer="layout" svg:x1="7.201cm" svg:y1="12.7cm" svg:x2="7.201cm" svg:y2="13.9cm">
          <text:p/>
        </draw:line>
        <draw:line draw:style-name="gr5" draw:text-style-name="P1" draw:layer="layout" svg:x1="10.301cm" svg:y1="12.7cm" svg:x2="10.301cm" svg:y2="13.9cm">
          <text:p/>
        </draw:line>
        <draw:frame draw:style-name="gr24" draw:text-style-name="P2" draw:layer="layout" svg:width="0.985cm" svg:height="0.738cm" svg:x="6.716cm" svg:y="14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9.817cm" svg:y="14.0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.718cm" svg:y="12.002cm">
          <draw:text-box>
            <text:p><text:span text:style-name="T1">z</text:span></text:p>
          </draw:text-box>
        </draw:frame>
        <draw:g>
          <draw:custom-shape draw:style-name="gr22" draw:text-style-name="P1" draw:layer="layout" svg:width="1cm" svg:height="1cm" svg:x="3.6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1cm" svg:y1="12.7cm" svg:x2="6.701cm" svg:y2="12.7cm">
          <text:p/>
        </draw:line>
        <draw:line draw:style-name="gr5" draw:text-style-name="P1" draw:layer="layout" svg:x1="4.101cm" svg:y1="12.7cm" svg:x2="4.101cm" svg:y2="13.9cm">
          <text:p/>
        </draw:line>
        <draw:frame draw:style-name="gr24" draw:text-style-name="P2" draw:layer="layout" svg:width="0.985cm" svg:height="0.738cm" svg:x="3.616cm" svg:y="14cm">
          <draw:text-box>
            <text:p><text:span text:style-name="T1">'a</text:span></text:p>
          </draw:text-box>
        </draw:frame>
        <draw:polyline draw:style-name="gr5" draw:text-style-name="P1" draw:layer="layout" svg:width="9.999cm" svg:height="2.799cm" svg:x="2.8cm" svg:y="12.8cm" svg:viewBox="0 0 10000 2800" draw:points="8600,0 10000,0 10000,2800 0,2800 0,200 801,200">
          <text:p/>
        </draw:polylin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g>
          <draw:custom-shape draw:style-name="gr22" draw:text-style-name="P1" draw:layer="layout" svg:width="1cm" svg:height="1cm" svg:x="6.7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2cm" svg:y="2.4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2cm" svg:y1="2.901cm" svg:x2="3.502cm" svg:y2="2.901cm">
          <text:p/>
        </draw:line>
        <draw:line draw:style-name="gr5" draw:text-style-name="P1" draw:layer="layout" svg:x1="8.202cm" svg:y1="2.901cm" svg:x2="9.802cm" svg:y2="2.901cm">
          <text:p/>
        </draw:line>
        <draw:line draw:style-name="gr5" draw:text-style-name="P1" draw:layer="layout" svg:x1="7.202cm" svg:y1="2.901cm" svg:x2="7.202cm" svg:y2="4.101cm">
          <text:p/>
        </draw:line>
        <draw:line draw:style-name="gr5" draw:text-style-name="P1" draw:layer="layout" svg:x1="10.302cm" svg:y1="2.901cm" svg:x2="10.302cm" svg:y2="4.101cm">
          <text:p/>
        </draw:line>
        <draw:frame draw:style-name="gr11" draw:text-style-name="P2" draw:layer="layout" svg:width="0.985cm" svg:height="0.675cm" svg:x="6.717cm" svg:y="4.2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8cm" svg:y="4.202cm">
          <draw:text-box>
            <text:p><text:span text:style-name="T1">'c</text:span></text:p>
          </draw:text-box>
        </draw:frame>
        <draw:frame draw:style-name="gr11" draw:text-style-name="P2" draw:layer="layout" svg:width="0.985cm" svg:height="0.675cm" svg:x="1.719cm" svg:y="2.5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2cm" svg:y1="2.901cm" svg:x2="6.702cm" svg:y2="2.901cm">
          <text:p/>
        </draw:line>
        <draw:line draw:style-name="gr5" draw:text-style-name="P1" draw:layer="layout" svg:x1="4.102cm" svg:y1="2.901cm" svg:x2="4.102cm" svg:y2="4.101cm">
          <text:p/>
        </draw:line>
        <draw:frame draw:style-name="gr11" draw:text-style-name="P2" draw:layer="layout" svg:width="0.985cm" svg:height="0.675cm" svg:x="3.617cm" svg:y="4.201cm">
          <draw:text-box>
            <text:p><text:span text:style-name="T1">'a</text:span></text:p>
          </draw:text-box>
        </draw:frame>
        <draw:line draw:style-name="gr5" draw:text-style-name="P1" draw:layer="layout" svg:x1="11.302cm" svg:y1="2.901cm" svg:x2="12.902cm" svg:y2="2.901cm">
          <text:p/>
        </draw:line>
        <draw:frame draw:style-name="gr11" draw:text-style-name="P2" draw:layer="layout" svg:width="0.985cm" svg:height="0.675cm" svg:x="12.918cm" svg:y="4.2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6.7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3cm" svg:y="6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42cm" svg:y1="6.703cm" svg:x2="3.542cm" svg:y2="6.703cm">
          <text:p/>
        </draw:line>
        <draw:line draw:style-name="gr5" draw:text-style-name="P1" draw:layer="layout" svg:x1="7.203cm" svg:y1="7.101cm" svg:x2="7.203cm" svg:y2="8.301cm">
          <text:p/>
        </draw:line>
        <draw:line draw:style-name="gr5" draw:text-style-name="P1" draw:layer="layout" svg:x1="10.303cm" svg:y1="7.101cm" svg:x2="10.303cm" svg:y2="8.301cm">
          <text:p/>
        </draw:line>
        <draw:frame draw:style-name="gr11" draw:text-style-name="P2" draw:layer="layout" svg:width="0.985cm" svg:height="0.675cm" svg:x="6.718cm" svg:y="8.4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9cm" svg:y="8.402cm">
          <draw:text-box>
            <text:p><text:span text:style-name="T1">'c</text:span></text:p>
          </draw:text-box>
        </draw:frame>
        <draw:frame draw:style-name="gr26" draw:text-style-name="P2" draw:layer="layout" svg:width="0.722cm" svg:height="0.675cm" svg:x="1.62cm" svg:y="6.3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4.103cm" svg:y1="7.101cm" svg:x2="4.103cm" svg:y2="8.301cm">
          <text:p/>
        </draw:line>
        <draw:frame draw:style-name="gr11" draw:text-style-name="P2" draw:layer="layout" svg:width="0.985cm" svg:height="0.675cm" svg:x="3.618cm" svg:y="8.401cm">
          <draw:text-box>
            <text:p><text:span text:style-name="T1">'a</text:span></text:p>
          </draw:text-box>
        </draw:frame>
        <draw:g>
          <draw:custom-shape draw:style-name="gr22" draw:text-style-name="P1" draw:layer="layout" svg:width="1cm" svg:height="1cm" svg:x="12.9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3cm" svg:y1="7.101cm" svg:x2="13.403cm" svg:y2="8.301cm">
          <text:p/>
        </draw:line>
        <draw:frame draw:style-name="gr11" draw:text-style-name="P2" draw:layer="layout" svg:width="0.985cm" svg:height="0.675cm" svg:x="12.919cm" svg:y="8.4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12.8cm" svg:y="2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4cm" svg:x2="13.8cm" svg:y2="3.4cm">
            <text:p/>
          </draw:line>
        </draw:g>
        <draw:line draw:style-name="gr5" draw:text-style-name="P1" draw:layer="layout" svg:x1="13.402cm" svg:y1="2.901cm" svg:x2="13.402cm" svg:y2="4.101cm">
          <text:p/>
        </draw:line>
        <draw:polyline draw:style-name="gr25" draw:text-style-name="P1" draw:layer="layout" svg:width="5.299cm" svg:height="2.399cm" svg:x="9.2cm" svg:y="7cm" svg:viewBox="0 0 5300 2400" draw:points="5300,200 5300,2400 0,2400 0,0 603,0">
          <text:p/>
        </draw:polyline>
        <draw:polyline draw:style-name="gr25" draw:text-style-name="P1" draw:layer="layout" svg:width="5.299cm" svg:height="2.873cm" svg:x="6.1cm" svg:y="7.126cm" svg:viewBox="0 0 5300 2874" draw:points="5300,0 5300,2874 0,2874 0,0 603,0">
          <text:p/>
        </draw:polyline>
        <draw:polyline draw:style-name="gr25" draw:text-style-name="P1" draw:layer="layout" svg:width="5.299cm" svg:height="3.547cm" svg:x="2.9cm" svg:y="7.052cm" svg:viewBox="0 0 5300 3548" draw:points="5300,0 5300,3548 0,3548 0,0 603,0">
          <text:p/>
        </draw:polyline>
        <draw:polyline draw:style-name="gr25" draw:text-style-name="P1" draw:layer="layout" svg:width="0.701cm" svg:height="3.798cm" svg:x="12.2cm" svg:y="7.201cm" svg:viewBox="0 0 702 3799" draw:points="0,3799 0,0 702,0">
          <text:p/>
        </draw:polyline>
        <draw:frame draw:style-name="gr27" draw:text-style-name="P2" draw:layer="layout" svg:width="0.841cm" svg:height="0.675cm" svg:x="11.82cm" svg:y="11.304cm">
          <draw:text-box>
            <text:p><text:span text:style-name="T1">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3" draw:text-style-name="P1" draw:layer="layout" svg:width="23.4cm" svg:height="3.6cm" svg:x="3.403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8cm" svg:y="2.6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8cm" svg:y="1.6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3cm" svg:y="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3cm" svg:y1="2.299cm" svg:x2="3.203cm" svg:y2="2.299cm">
          <text:p/>
        </draw:line>
        <draw:frame draw:style-name="gr29" draw:text-style-name="P2" draw:layer="layout" svg:width="1.78cm" svg:height="0.675cm" svg:x="3.609cm" svg:y="2.1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09cm" svg:y="3.1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09cm" svg:y="3.6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6cm" svg:y="6.356cm">
            <text:p/>
          </draw:circle>
          <draw:circle draw:style-name="gr2" draw:text-style-name="P1" draw:layer="layout" svg:width="0.422cm" svg:height="0.421cm" svg:x="4.127cm" svg:y="6.567cm">
            <text:p/>
          </draw:circle>
          <draw:circle draw:style-name="gr1" draw:text-style-name="P1" draw:layer="layout" svg:width="0.844cm" svg:height="0.844cm" svg:x="4.759cm" svg:y="6.355cm">
            <text:p/>
          </draw:circle>
          <draw:circle draw:style-name="gr2" draw:text-style-name="P1" draw:layer="layout" svg:width="0.422cm" svg:height="0.422cm" svg:x="4.97cm" svg:y="6.566cm">
            <text:p/>
          </draw:circle>
        </draw:g>
        <draw:line draw:style-name="gr5" draw:text-style-name="P1" draw:layer="layout" svg:x1="4.403cm" svg:y1="7.199cm" svg:x2="4.401cm" svg:y2="8.6cm">
          <text:p/>
        </draw:line>
        <draw:frame draw:style-name="gr19" draw:text-style-name="P3" draw:layer="layout" svg:width="4.05cm" svg:height="1.099cm" svg:x="3cm" svg:y="8.7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49cm" svg:y1="4.39cm" svg:x2="4.349cm" svg:y2="6.456cm">
          <text:p/>
        </draw:line>
        <draw:polyline draw:style-name="gr5" draw:text-style-name="P1" draw:layer="layout" svg:width="0.796cm" svg:height="1.9cm" svg:x="5.603cm" svg:y="4.899cm" svg:viewBox="0 0 797 1901" draw:points="0,1901 797,1901 797,0">
          <text:p/>
        </draw:polyline>
        <draw:custom-shape draw:style-name="gr3" draw:text-style-name="P1" draw:layer="layout" svg:width="23.4cm" svg:height="3.6cm" svg:x="3.404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9cm" svg:y="12.9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9cm" svg:y="11.9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4cm" svg:y="1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4cm" svg:y1="12.599cm" svg:x2="3.204cm" svg:y2="12.599cm">
          <text:p/>
        </draw:line>
        <draw:frame draw:style-name="gr29" draw:text-style-name="P2" draw:layer="layout" svg:width="1.78cm" svg:height="0.675cm" svg:x="3.61cm" svg:y="12.4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1cm" svg:y="13.4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1cm" svg:y="13.9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7cm" svg:y="16.656cm">
            <text:p/>
          </draw:circle>
          <draw:circle draw:style-name="gr2" draw:text-style-name="P1" draw:layer="layout" svg:width="0.422cm" svg:height="0.421cm" svg:x="4.128cm" svg:y="16.867cm">
            <text:p/>
          </draw:circle>
          <draw:circle draw:style-name="gr1" draw:text-style-name="P1" draw:layer="layout" svg:width="0.844cm" svg:height="0.844cm" svg:x="4.76cm" svg:y="16.655cm">
            <text:p/>
          </draw:circle>
          <draw:circle draw:style-name="gr2" draw:text-style-name="P1" draw:layer="layout" svg:width="0.422cm" svg:height="0.422cm" svg:x="4.971cm" svg:y="16.866cm">
            <text:p/>
          </draw:circle>
        </draw:g>
        <draw:line draw:style-name="gr5" draw:text-style-name="P1" draw:layer="layout" svg:x1="4.404cm" svg:y1="17.499cm" svg:x2="4.402cm" svg:y2="18.9cm">
          <text:p/>
        </draw:line>
        <draw:frame draw:style-name="gr19" draw:text-style-name="P3" draw:layer="layout" svg:width="4.05cm" svg:height="1.099cm" svg:x="3.001cm" svg:y="19.0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5cm" svg:y1="14.69cm" svg:x2="4.35cm" svg:y2="16.756cm">
          <text:p/>
        </draw:line>
        <draw:polyline draw:style-name="gr5" draw:text-style-name="P1" draw:layer="layout" svg:width="0.796cm" svg:height="1.9cm" svg:x="5.488cm" svg:y="15.316cm" svg:viewBox="0 0 797 1901" draw:points="0,1901 797,1901 797,0">
          <text:p/>
        </draw:polyline>
        <draw:custom-shape draw:style-name="gr10" draw:text-style-name="P5" draw:layer="layout" svg:width="3.2cm" svg:height="2.6cm" svg:x="12.2cm" svg:y="15.8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517cm" svg:y="16.656cm">
            <text:p/>
          </draw:circle>
          <draw:circle draw:style-name="gr2" draw:text-style-name="P1" draw:layer="layout" svg:width="0.422cm" svg:height="0.421cm" svg:x="9.728cm" svg:y="16.867cm">
            <text:p/>
          </draw:circle>
          <draw:circle draw:style-name="gr1" draw:text-style-name="P1" draw:layer="layout" svg:width="0.844cm" svg:height="0.844cm" svg:x="10.36cm" svg:y="16.655cm">
            <text:p/>
          </draw:circle>
          <draw:circle draw:style-name="gr2" draw:text-style-name="P1" draw:layer="layout" svg:width="0.422cm" svg:height="0.422cm" svg:x="10.571cm" svg:y="16.866cm">
            <text:p/>
          </draw:circle>
        </draw:g>
        <draw:line draw:style-name="gr5" draw:text-style-name="P1" draw:layer="layout" svg:x1="10.004cm" svg:y1="17.499cm" svg:x2="10.002cm" svg:y2="18.9cm">
          <text:p/>
        </draw:line>
        <draw:frame draw:style-name="gr19" draw:text-style-name="P3" draw:layer="layout" svg:width="4.05cm" svg:height="1.099cm" svg:x="8.901cm" svg:y="19.0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11cm" svg:y="11.915cm">
          <draw:text-box>
            <text:p><text:span text:style-name="T1">x : ...</text:span></text:p>
          </draw:text-box>
        </draw:frame>
        <draw:line draw:style-name="gr5" draw:text-style-name="P1" draw:layer="layout" svg:x1="9.928cm" svg:y1="12.59cm" svg:x2="9.928cm" svg:y2="16.656cm">
          <text:p/>
        </draw:line>
        <draw:line draw:style-name="gr5" draw:text-style-name="P1" draw:layer="layout" svg:x1="11.204cm" svg:y1="17.2cm" svg:x2="12.2cm" svg:y2="17.2cm">
          <text:p/>
        </draw:line>
        <draw:line draw:style-name="gr5" draw:text-style-name="P1" draw:layer="layout" svg:x1="11.6cm" svg:y1="16.2cm" svg:x2="12.2cm" svg:y2="16.2cm">
          <text:p/>
        </draw:line>
        <draw:frame draw:style-name="gr32" draw:text-style-name="P2" draw:layer="layout" svg:width="0.989cm" svg:height="0.675cm" svg:x="10.611cm" svg:y="15.816cm">
          <draw:text-box>
            <text:p><text:span text:style-name="T1">E1</text:span></text:p>
          </draw:text-box>
        </draw:frame>
        <draw:line draw:style-name="gr5" draw:text-style-name="P1" draw:layer="layout" svg:x1="13.8cm" svg:y1="15.8cm" svg:x2="13.8cm" svg:y2="15.199cm">
          <text:p/>
        </draw:lin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3" draw:text-style-name="P1" draw:layer="layout" svg:width="23.4cm" svg:height="3.6cm" svg:x="3.6cm" svg:y="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805cm" svg:y="2.8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805cm" svg:y="1.8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6cm" svg:y="2.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cm" svg:y1="2.499cm" svg:x2="3.4cm" svg:y2="2.499cm">
          <text:p/>
        </draw:line>
        <draw:frame draw:style-name="gr29" draw:text-style-name="P2" draw:layer="layout" svg:width="1.78cm" svg:height="0.675cm" svg:x="3.806cm" svg:y="2.3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806cm" svg:y="3.3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806cm" svg:y="3.8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4.113cm" svg:y="6.556cm">
            <text:p/>
          </draw:circle>
          <draw:circle draw:style-name="gr2" draw:text-style-name="P1" draw:layer="layout" svg:width="0.422cm" svg:height="0.421cm" svg:x="4.324cm" svg:y="6.767cm">
            <text:p/>
          </draw:circle>
          <draw:circle draw:style-name="gr1" draw:text-style-name="P1" draw:layer="layout" svg:width="0.844cm" svg:height="0.844cm" svg:x="4.956cm" svg:y="6.555cm">
            <text:p/>
          </draw:circle>
          <draw:circle draw:style-name="gr2" draw:text-style-name="P1" draw:layer="layout" svg:width="0.422cm" svg:height="0.422cm" svg:x="5.167cm" svg:y="6.766cm">
            <text:p/>
          </draw:circle>
        </draw:g>
        <draw:line draw:style-name="gr5" draw:text-style-name="P1" draw:layer="layout" svg:x1="4.6cm" svg:y1="7.399cm" svg:x2="4.598cm" svg:y2="8.8cm">
          <text:p/>
        </draw:line>
        <draw:frame draw:style-name="gr19" draw:text-style-name="P3" draw:layer="layout" svg:width="4.05cm" svg:height="1.099cm" svg:x="3.197cm" svg:y="8.9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546cm" svg:y1="4.59cm" svg:x2="4.546cm" svg:y2="6.656cm">
          <text:p/>
        </draw:line>
        <draw:polyline draw:style-name="gr5" draw:text-style-name="P1" draw:layer="layout" svg:width="0.796cm" svg:height="1.9cm" svg:x="5.684cm" svg:y="5.216cm" svg:viewBox="0 0 797 1901" draw:points="0,1901 797,1901 797,0">
          <text:p/>
        </draw:polyline>
        <draw:custom-shape draw:style-name="gr10" draw:text-style-name="P5" draw:layer="layout" svg:width="3.2cm" svg:height="2.6cm" svg:x="12.396cm" svg:y="7.5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713cm" svg:y="8.356cm">
            <text:p/>
          </draw:circle>
          <draw:circle draw:style-name="gr2" draw:text-style-name="P1" draw:layer="layout" svg:width="0.422cm" svg:height="0.421cm" svg:x="9.924cm" svg:y="8.567cm">
            <text:p/>
          </draw:circle>
          <draw:circle draw:style-name="gr1" draw:text-style-name="P1" draw:layer="layout" svg:width="0.844cm" svg:height="0.844cm" svg:x="10.556cm" svg:y="8.355cm">
            <text:p/>
          </draw:circle>
          <draw:circle draw:style-name="gr2" draw:text-style-name="P1" draw:layer="layout" svg:width="0.422cm" svg:height="0.422cm" svg:x="10.767cm" svg:y="8.566cm">
            <text:p/>
          </draw:circle>
        </draw:g>
        <draw:line draw:style-name="gr5" draw:text-style-name="P1" draw:layer="layout" svg:x1="10.2cm" svg:y1="9.199cm" svg:x2="10.198cm" svg:y2="10.6cm">
          <text:p/>
        </draw:line>
        <draw:frame draw:style-name="gr19" draw:text-style-name="P3" draw:layer="layout" svg:width="4.05cm" svg:height="1.099cm" svg:x="9.097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306cm" svg:y="1.815cm">
          <draw:text-box>
            <text:p><text:span text:style-name="T1">x : ...</text:span></text:p>
          </draw:text-box>
        </draw:frame>
        <draw:line draw:style-name="gr5" draw:text-style-name="P1" draw:layer="layout" svg:x1="9.824cm" svg:y1="2.49cm" svg:x2="9.9cm" svg:y2="8.356cm">
          <text:p/>
        </draw:line>
        <draw:line draw:style-name="gr5" draw:text-style-name="P1" draw:layer="layout" svg:x1="11.4cm" svg:y1="8.9cm" svg:x2="12.396cm" svg:y2="8.9cm">
          <text:p/>
        </draw:line>
        <draw:line draw:style-name="gr5" draw:text-style-name="P1" draw:layer="layout" svg:x1="11.796cm" svg:y1="7.9cm" svg:x2="12.396cm" svg:y2="7.9cm">
          <text:p/>
        </draw:line>
        <draw:frame draw:style-name="gr32" draw:text-style-name="P2" draw:layer="layout" svg:width="0.989cm" svg:height="0.675cm" svg:x="10.807cm" svg:y="7.516cm">
          <draw:text-box>
            <text:p><text:span text:style-name="T1">E1</text:span></text:p>
          </draw:text-box>
        </draw:frame>
        <draw:line draw:style-name="gr5" draw:text-style-name="P1" draw:layer="layout" svg:x1="13.996cm" svg:y1="7.5cm" svg:x2="14cm" svg:y2="5.099cm">
          <text:p/>
        </draw:line>
        <draw:frame draw:style-name="gr20" draw:text-style-name="P2" draw:layer="layout" svg:width="4.007cm" svg:height="0.675cm" svg:x="18.607cm" svg:y="1.816cm">
          <draw:text-box>
            <text:p><text:span text:style-name="T1">z : ...</text:span></text:p>
          </draw:text-box>
        </draw:frame>
        <draw:custom-shape draw:style-name="gr10" draw:text-style-name="P5" draw:layer="layout" svg:width="3.2cm" svg:height="2.6cm" svg:x="21.398cm" svg:y="7.5cm">
          <text:p text:style-name="P4"><text:span text:style-name="T1">x : </text:span></text:p>
          <text:p text:style-name="P4"><text:span text:style-name="T1">y :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18.715cm" svg:y="8.356cm">
            <text:p/>
          </draw:circle>
          <draw:circle draw:style-name="gr2" draw:text-style-name="P1" draw:layer="layout" svg:width="0.422cm" svg:height="0.421cm" svg:x="18.926cm" svg:y="8.567cm">
            <text:p/>
          </draw:circle>
          <draw:circle draw:style-name="gr1" draw:text-style-name="P1" draw:layer="layout" svg:width="0.844cm" svg:height="0.844cm" svg:x="19.558cm" svg:y="8.355cm">
            <text:p/>
          </draw:circle>
          <draw:circle draw:style-name="gr2" draw:text-style-name="P1" draw:layer="layout" svg:width="0.422cm" svg:height="0.422cm" svg:x="19.769cm" svg:y="8.566cm">
            <text:p/>
          </draw:circle>
        </draw:g>
        <draw:line draw:style-name="gr5" draw:text-style-name="P1" draw:layer="layout" svg:x1="19.202cm" svg:y1="9.199cm" svg:x2="19.2cm" svg:y2="10.6cm">
          <text:p/>
        </draw:line>
        <draw:frame draw:style-name="gr19" draw:text-style-name="P3" draw:layer="layout" svg:width="4.05cm" svg:height="1.099cm" svg:x="18.099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9.126cm" svg:y1="2.49cm" svg:x2="19.202cm" svg:y2="8.356cm">
          <text:p/>
        </draw:line>
        <draw:line draw:style-name="gr5" draw:text-style-name="P1" draw:layer="layout" svg:x1="20.402cm" svg:y1="8.9cm" svg:x2="21.398cm" svg:y2="8.9cm">
          <text:p/>
        </draw:line>
        <draw:line draw:style-name="gr5" draw:text-style-name="P1" draw:layer="layout" svg:x1="20.798cm" svg:y1="7.9cm" svg:x2="21.398cm" svg:y2="7.9cm">
          <text:p/>
        </draw:line>
        <draw:frame draw:style-name="gr32" draw:text-style-name="P2" draw:layer="layout" svg:width="0.989cm" svg:height="0.675cm" svg:x="19.809cm" svg:y="7.516cm">
          <draw:text-box>
            <text:p><text:span text:style-name="T1">E2</text:span></text:p>
          </draw:text-box>
        </draw:frame>
        <draw:line draw:style-name="gr5" draw:text-style-name="P1" draw:layer="layout" svg:x1="23.696cm" svg:y1="7.5cm" svg:x2="23.7cm" svg:y2="5.099cm">
          <text:p/>
        </draw:line>
        <draw:polyline draw:style-name="gr5" draw:text-style-name="P1" draw:layer="layout" svg:width="12.599cm" svg:height="1.555cm" svg:x="10.2cm" svg:y="6.8cm" svg:viewBox="0 0 12600 1556" draw:points="12200,1200 12600,1200 12600,0 0,0 0,1556">
          <text:p/>
        </draw:polyline>
        <draw:polyline draw:style-name="gr5" draw:text-style-name="P1" draw:layer="layout" svg:width="12.642cm" svg:height="1.999cm" svg:x="10.557cm" svg:y="6.4cm" svg:viewBox="0 0 12643 2000" draw:points="11843,2000 12643,2000 12643,0 43,0 0,1955">
          <text:p/>
        </draw:polylin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3" draw:text-style-name="P1" draw:layer="layout" svg:width="23.4cm" svg:height="3.6cm" svg:x="3.601cm" svg:y="1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525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4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699cm" svg:x2="3.401cm" svg:y2="2.699cm">
          <text:p/>
        </draw:line>
        <draw:frame draw:style-name="gr34" draw:text-style-name="P2" draw:layer="layout" svg:width="2.987cm" svg:height="0.675cm" svg:x="3.679cm" svg:y="2.817cm">
          <draw:text-box>
            <text:p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4cm)">
          <text:p text:style-name="P5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656cm">
            <text:p/>
          </draw:circle>
          <draw:circle draw:style-name="gr2" draw:text-style-name="P1" draw:layer="layout" svg:width="0.422cm" svg:height="0.421cm" svg:x="4.025cm" svg:y="8.867cm">
            <text:p/>
          </draw:circle>
          <draw:circle draw:style-name="gr1" draw:text-style-name="P1" draw:layer="layout" svg:width="0.844cm" svg:height="0.844cm" svg:x="4.657cm" svg:y="8.655cm">
            <text:p/>
          </draw:circle>
          <draw:circle draw:style-name="gr2" draw:text-style-name="P1" draw:layer="layout" svg:width="0.422cm" svg:height="0.422cm" svg:x="4.868cm" svg:y="8.866cm">
            <text:p/>
          </draw:circle>
        </draw:g>
        <draw:line draw:style-name="gr5" draw:text-style-name="P1" draw:layer="layout" svg:x1="4.301cm" svg:y1="9.499cm" svg:x2="4.299cm" svg:y2="10.9cm">
          <text:p/>
        </draw:line>
        <draw:frame draw:style-name="gr19" draw:text-style-name="P3" draw:layer="layout" svg:width="4.05cm" svg:height="1.099cm" svg:x="3.198cm" svg:y="11.001cm">
          <draw:text-box>
            <text:p><text:span text:style-name="T2">パラメタ </text:span><text:span text:style-name="T2">: x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8cm" svg:viewBox="0 0 1299 1400" draw:points="0,1400 1299,1400 1299,0">
          <text:p/>
        </draw:polyline>
        <draw:line draw:style-name="gr5" draw:text-style-name="P1" draw:layer="layout" svg:x1="5.697cm" svg:y1="7.2cm" svg:x2="6.297cm" svg:y2="7.2cm">
          <text:p/>
        </draw:line>
        <draw:frame draw:style-name="gr32" draw:text-style-name="P2" draw:layer="layout" svg:width="0.989cm" svg:height="0.675cm" svg:x="4.708cm" svg:y="6.816cm">
          <draw:text-box>
            <text:p><text:span text:style-name="T1">E1</text:span></text:p>
          </draw:text-box>
        </draw:frame>
        <draw:line draw:style-name="gr5" draw:text-style-name="P1" draw:layer="layout" svg:x1="4.3cm" svg:y1="4.499cm" svg:x2="4.3cm" svg:y2="8.6cm">
          <text:p/>
        </draw:line>
        <draw:line draw:style-name="gr5" draw:text-style-name="P1" draw:layer="layout" svg:x1="7.8cm" svg:y1="6.4cm" svg:x2="7.8cm" svg:y2="5.299cm">
          <text:p/>
        </draw:lin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3" draw:text-style-name="P1" draw:layer="layout" svg:width="23.4cm" svg:height="3.6cm" svg:x="3.601cm" svg:y="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425cm">
          <draw:text-box>
            <text:p text:style-name="P8"><text:span text:style-name="T1">memo-fib : ...</text:span></text:p>
          </draw:text-box>
        </draw:frame>
        <draw:frame draw:style-name="gr8" draw:text-style-name="P2" draw:layer="layout" svg:width="1.738cm" svg:height="1.099cm" svg:x="0.601cm" svg:y="2.3cm">
          <draw:text-box>
            <text:p text:style-name="P8"><text:span text:style-name="T1">global</text:span></text:p>
            <text:p text:style-name="P8"><text:span text:style-name="T1">env</text:span></text:p>
          </draw:text-box>
        </draw:frame>
        <draw:line draw:style-name="gr5" draw:text-style-name="P1" draw:layer="layout" svg:x1="2.601cm" svg:y1="2.599cm" svg:x2="3.401cm" svg:y2="2.599cm">
          <text:p/>
        </draw:line>
        <draw:frame draw:style-name="gr34" draw:text-style-name="P2" draw:layer="layout" svg:width="2.987cm" svg:height="0.675cm" svg:x="3.679cm" svg:y="2.717cm">
          <draw:text-box>
            <text:p text:style-name="P8"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3cm)">
          <text:p text:style-name="P5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556cm">
            <text:p/>
          </draw:circle>
          <draw:circle draw:style-name="gr2" draw:text-style-name="P1" draw:layer="layout" svg:width="0.422cm" svg:height="0.421cm" svg:x="4.025cm" svg:y="8.767cm">
            <text:p/>
          </draw:circle>
          <draw:circle draw:style-name="gr1" draw:text-style-name="P1" draw:layer="layout" svg:width="0.844cm" svg:height="0.844cm" svg:x="4.657cm" svg:y="8.555cm">
            <text:p/>
          </draw:circle>
          <draw:circle draw:style-name="gr2" draw:text-style-name="P1" draw:layer="layout" svg:width="0.422cm" svg:height="0.422cm" svg:x="4.868cm" svg:y="8.766cm">
            <text:p/>
          </draw:circle>
        </draw:g>
        <draw:line draw:style-name="gr5" draw:text-style-name="P1" draw:layer="layout" svg:x1="4.025cm" svg:y1="9.399cm" svg:x2="2.499cm" svg:y2="10.801cm">
          <text:p/>
        </draw:line>
        <draw:frame draw:style-name="gr19" draw:text-style-name="P3" draw:layer="layout" svg:width="4.05cm" svg:height="1.099cm" svg:x="1.15cm" svg:y="10.902cm">
          <draw:text-box>
            <text:p text:style-name="P9"><text:span text:style-name="T2">パラメタ </text:span><text:span text:style-name="T2">: x</text:span></text:p>
            <text:p text:style-name="P9"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7cm" svg:viewBox="0 0 1299 1400" draw:points="0,1400 1299,1400 1299,0">
          <text:p/>
        </draw:polyline>
        <draw:line draw:style-name="gr5" draw:text-style-name="P1" draw:layer="layout" svg:x1="5.697cm" svg:y1="7.1cm" svg:x2="6.297cm" svg:y2="7.1cm">
          <text:p/>
        </draw:line>
        <draw:frame draw:style-name="gr32" draw:text-style-name="P2" draw:layer="layout" svg:width="0.989cm" svg:height="0.675cm" svg:x="4.708cm" svg:y="6.716cm">
          <draw:text-box>
            <text:p text:style-name="P8"><text:span text:style-name="T1">E1</text:span></text:p>
          </draw:text-box>
        </draw:frame>
        <draw:line draw:style-name="gr5" draw:text-style-name="P1" draw:layer="layout" svg:x1="4.3cm" svg:y1="4.399cm" svg:x2="4.3cm" svg:y2="8.5cm">
          <text:p/>
        </draw:line>
        <draw:line draw:style-name="gr5" draw:text-style-name="P1" draw:layer="layout" svg:x1="7.8cm" svg:y1="6.3cm" svg:x2="7.8cm" svg:y2="5.199cm">
          <text:p/>
        </draw:line>
        <draw:line draw:style-name="gr5" draw:text-style-name="P1" draw:layer="layout" svg:x1="4.698cm" svg:y1="10.901cm" svg:x2="5.298cm" svg:y2="10.901cm">
          <text:p/>
        </draw:line>
        <draw:frame draw:style-name="gr32" draw:text-style-name="P2" draw:layer="layout" svg:width="0.989cm" svg:height="0.675cm" svg:x="3.909cm" svg:y="10.517cm">
          <draw:text-box>
            <text:p text:style-name="P8"><text:span text:style-name="T1">E2</text:span></text:p>
          </draw:text-box>
        </draw:frame>
        <draw:custom-shape draw:style-name="gr10" draw:text-style-name="P5" draw:layer="layout" svg:width="3.298cm" svg:height="2cm" svg:x="5.202cm" svg:y="9.901cm">
          <text:p text:style-name="P5"><text:span text:style-name="T1">x: 3</text:span></text:p>
          <text:p text:style-name="P5"><text:span text:style-name="T1">memo-ret : #f</text:span></text:p>
          <text:p text:style-name="P5"><text:span text:style-name="T1">result :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cm" svg:y1="9.901cm" svg:x2="8cm" svg:y2="7.701cm">
          <text:p/>
        </draw:line>
        <draw:line draw:style-name="gr5" draw:text-style-name="P1" draw:layer="layout" svg:x1="9.499cm" svg:y1="10.903cm" svg:x2="10.099cm" svg:y2="10.903cm">
          <text:p/>
        </draw:line>
        <draw:custom-shape draw:style-name="gr10" draw:text-style-name="P5" draw:layer="layout" svg:width="3.298cm" svg:height="2cm" svg:x="10.003cm" svg:y="9.903cm">
          <text:p text:style-name="P5"><text:span text:style-name="T1">x: 2</text:span></text:p>
          <text:p text:style-name="P5"><text:span text:style-name="T1">memo-ret : #f</text:span></text:p>
          <text:p text:style-name="P5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601cm" svg:y1="9.903cm" svg:x2="12.601cm" svg:y2="7.703cm">
          <text:p/>
        </draw:line>
        <draw:frame draw:style-name="gr32" draw:text-style-name="P2" draw:layer="layout" svg:width="0.989cm" svg:height="0.675cm" svg:x="8.71cm" svg:y="10.518cm">
          <draw:text-box>
            <text:p text:style-name="P8"><text:span text:style-name="T1">E3</text:span></text:p>
          </draw:text-box>
        </draw:frame>
        <draw:line draw:style-name="gr5" draw:text-style-name="P1" draw:layer="layout" svg:x1="14.3cm" svg:y1="10.904cm" svg:x2="14.9cm" svg:y2="10.904cm">
          <text:p/>
        </draw:line>
        <draw:custom-shape draw:style-name="gr10" draw:text-style-name="P5" draw:layer="layout" svg:width="3.298cm" svg:height="2cm" svg:x="14.804cm" svg:y="9.904cm">
          <text:p text:style-name="P5"><text:span text:style-name="T1">x: 1</text:span></text:p>
          <text:p text:style-name="P5"><text:span text:style-name="T1">memo-ret : #f</text:span></text:p>
          <text:p text:style-name="P5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402cm" svg:y1="9.904cm" svg:x2="17.402cm" svg:y2="7.704cm">
          <text:p/>
        </draw:line>
        <draw:frame draw:style-name="gr32" draw:text-style-name="P2" draw:layer="layout" svg:width="0.989cm" svg:height="0.675cm" svg:x="13.511cm" svg:y="10.519cm">
          <draw:text-box>
            <text:p text:style-name="P8"><text:span text:style-name="T1">E4</text:span></text:p>
          </draw:text-box>
        </draw:frame>
        <draw:line draw:style-name="gr5" draw:text-style-name="P1" draw:layer="layout" svg:x1="18.901cm" svg:y1="10.905cm" svg:x2="19.501cm" svg:y2="10.905cm">
          <text:p/>
        </draw:line>
        <draw:custom-shape draw:style-name="gr10" draw:text-style-name="P5" draw:layer="layout" svg:width="3.298cm" svg:height="2cm" svg:x="19.405cm" svg:y="9.905cm">
          <text:p text:style-name="P5"><text:span text:style-name="T1">x: 0</text:span></text:p>
          <text:p text:style-name="P5"><text:span text:style-name="T1">memo-ret : #f</text:span></text:p>
          <text:p text:style-name="P5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003cm" svg:y1="9.905cm" svg:x2="22.003cm" svg:y2="7.705cm">
          <text:p/>
        </draw:line>
        <draw:frame draw:style-name="gr32" draw:text-style-name="P2" draw:layer="layout" svg:width="0.989cm" svg:height="0.675cm" svg:x="18.112cm" svg:y="10.52cm">
          <draw:text-box>
            <text:p text:style-name="P8"><text:span text:style-name="T1">E5</text:span></text:p>
          </draw:text-box>
        </draw:frame>
        <draw:line draw:style-name="gr5" draw:text-style-name="P1" draw:layer="layout" svg:x1="23.501cm" svg:y1="10.905cm" svg:x2="24.101cm" svg:y2="10.905cm">
          <text:p/>
        </draw:line>
        <draw:custom-shape draw:style-name="gr10" draw:text-style-name="P5" draw:layer="layout" svg:width="3.298cm" svg:height="2cm" svg:x="24.005cm" svg:y="9.905cm">
          <text:p text:style-name="P5"><text:span text:style-name="T1">x: 1</text:span></text:p>
          <text:p text:style-name="P5"><text:span text:style-name="T1">memo-re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603cm" svg:y1="9.905cm" svg:x2="26.603cm" svg:y2="7.705cm">
          <text:p/>
        </draw:line>
        <draw:frame draw:style-name="gr32" draw:text-style-name="P2" draw:layer="layout" svg:width="0.989cm" svg:height="0.675cm" svg:x="22.712cm" svg:y="10.52cm">
          <draw:text-box>
            <text:p text:style-name="P8"><text:span text:style-name="T1">E6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4T15:38:28</meta:creation-date>
    <meta:editing-duration>P4DT14H58M28S</meta:editing-duration>
    <meta:editing-cycles>13</meta:editing-cycles>
    <dc:date>2014-10-19T15:27:00</dc:date>
    <meta:generator>OpenOffice/4.1.1$Unix OpenOffice.org_project/411m6$Build-9775</meta:generator>
    <meta:document-statistic meta:object-count="544"/>
  </office:meta>
</office:document-meta>
</file>